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8.588cm" style:rel-column-width="33104*"/>
    </style:style>
    <style:style style:name="Таблица1.B" style:family="table-column">
      <style:table-column-properties style:column-width="8.414cm" style:rel-column-width="32431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language="ru" fo:country="RU"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Arial"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language="en" fo:country="US" fo:font-weight="normal" style:font-weight-asian="normal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ru" fo:country="RU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Times New Roman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>Генеральному директору ООО «Ваан» Тарханову Владимиру Олеговичу</text:p>
            <text:p text:style-name="P9"/>
            <text:p text:style-name="P9">От <text:span text:style-name="T1">{</text:span>$fio<text:span text:style-name="T1">}</text:span></text:p>
            <text:p text:style-name="P10"/>
            <text:p text:style-name="P10">{$idcard_name} № {$idcard}, выдан {$idcard_by}</text:p>
            <text:p text:style-name="P10"/>
            <text:p text:style-name="P10">Адрес регистрации: {$address_reg}</text:p>
            <text:p text:style-name="P10"/>
            <text:p text:style-name="P10">Адрес постоянного места жительства: {$address}</text:p>
          </table:table-cell>
        </table:table-row>
      </table:table>
      <text:p text:style-name="P4"/>
      <text:p text:style-name="P4"/>
      <text:p text:style-name="P7">Заявление</text:p>
      <text:p text:style-name="P5"/>
      <text:p text:style-name="P1"><text:span text:style-name="T2">Прошу осуществить оплату стоимости работы, причитающуюся мне как Исполнителю по договору № </text:span><text:span text:style-name="T3">{$sbr_num}{$ssnum}</text:span><text:span text:style-name="T2"> от </text:span><text:span text:style-name="T3">{$sbr_date}</text:span><text:span text:style-name="T2"> </text:span><text:span text:style-name="T3">{$act_doc}</text:span><text:span text:style-name="T2">, в размере </text:span><text:span text:style-name="T3">{$sbr_summ_str}</text:span><text:span text:style-name="T2">, не включая НДФЛ, через систему “Яндекс.Деньги” (ООО “ПС Яндекс.Деньги”), согласно </text:span><text:span text:style-name="T3"><text:s/>{$doc_offer}</text:span><text:span text:style-name="T2"> онлайн сервиса «Безопасная сделка» № </text:span><text:span text:style-name="T3">{$sbr_id}</text:span><text:span text:style-name="T2"> от </text:span><text:span text:style-name="T3">{$sbr_date}</text:span><text:span text:style-name="T2"> на сайте, принадлежащем ООО «Ваан», </text:span><text:a xlink:type="simple" xlink:href="http://www.free-lance.ru/"><text:span text:style-name="T2">www.free-lance.ru</text:span></text:a><text:span text:style-name="T2">.</text:span></text:p>
      <text:p text:style-name="P6"/>
      <text:p text:style-name="P6">Номер виртуального счета в системе “Яндекс.Деньги”, на который прошу перечислить мне указанную в настоящем заявлении сумму вознаграждения: <text:s/><text:span text:style-name="T1">{$el_yd}</text:span>.</text:p>
      <text:p text:style-name="P6"/>
      <text:p text:style-name="P1"/>
      <text:p text:style-name="P1"/>
      <text:p text:style-name="P1"/>
      <text:p text:style-name="P2">_____________ / <text:span text:style-name="T1">{$fio} /</text:span></text:p>
      <text:p text:style-name="P3"/>
      <text:p text:style-name="P3"/>
      <text:p text:style-name="P3">{$date_stateme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14:15.39</meta:creation-date>
    <dc:date>2013-03-06T11:55:52.34</dc:date>
    <meta:editing-duration>PT1H5M41S</meta:editing-duration>
    <meta:editing-cycles>28</meta:editing-cycles>
    <meta:generator>OpenOffice.org/3.4.1$Win32 OpenOffice.org_project/341m1$Build-9593</meta:generator>
    <meta:document-statistic meta:table-count="1" meta:image-count="0" meta:object-count="0" meta:page-count="1" meta:paragraph-count="10" meta:word-count="90" meta:character-count="772"/>
  </office:meta>
</office:document-meta>
</file>